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6.798cm"/>
    </style:style>
    <style:style style:name="co4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Rubrique</text:p>
          </table:table-cell>
          <table:table-cell table:style-name="ce1" office:value-type="string">
            <text:p>Exemple</text:p>
          </table:table-cell>
          <table:table-cell table:style-name="ce1" office:value-type="string">
            <text:p>P/C</text:p>
          </table:table-cell>
          <table:table-cell table:style-name="ce1" office:value-type="string">
            <text:p>Expression 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Nom joueu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rénom joueu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Date de naissance joueu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Âge joueur</text:p>
          </table:table-cell>
          <table:table-cell/>
          <table:table-cell office:value-type="string">
            <text:p>C</text:p>
          </table:table-cell>
          <table:table-cell office:value-type="string">
            <text:p>DateDuJour – (3)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Numéro de licence joueu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Nom clu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uméro de fax cl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Numéro de téléphone cl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Adresse mail cl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Adresse postale cl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Numéro de chèque joueu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Nombre de match arbitre/cl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Date de match prév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Nom arbit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Prénom arbit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Heure mat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Nombre de cl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Nombre de points cl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Nom spons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Numéro de joueu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Région arbit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Région cl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Appel sanction (o/n)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problème arbitre (o/n)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Type sanc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Durée sanction</text:p>
          </table:table-cell>
          <table:table-cell/>
          <table:table-cell office:value-type="string">
            <text:p>C</text:p>
          </table:table-cell>
          <table:table-cell office:value-type="string">
            <text:p>(43) – (44)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Mail spons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capitaine joueur (o/n)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Essai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Buts après essai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But de pénalité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Drop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Points du matchs</text:p>
          </table:table-cell>
          <table:table-cell/>
          <table:table-cell office:value-type="string">
            <text:p>C</text:p>
          </table:table-cell>
          <table:table-cell office:value-type="string">
            <text:p>(29)*5 + (30)*2 + (31)*3 + (32)*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Nombre de matchs gagné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Nombre de matchs perd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Nombre de matchs nul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Nombre de matchs total</text:p>
          </table:table-cell>
          <table:table-cell/>
          <table:table-cell office:value-type="string">
            <text:p>C</text:p>
          </table:table-cell>
          <table:table-cell office:value-type="string">
            <text:p>(34) + (35) + (36)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Date de match effecti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Numéro de journé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Contrat professionnel (o/n)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Montant licence</text:p>
          </table:table-cell>
          <table:table-cell/>
          <table:table-cell office:value-type="string">
            <text:p>Paramètre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Date butoir paiement licence</text:p>
          </table:table-cell>
          <table:table-cell/>
          <table:table-cell office:value-type="string">
            <text:p>Paramètre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Date début sanc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Date fin san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irecteur clu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tch domicile (o/n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uméro de place classement club</text:p>
          </table:table-cell>
          <table:table-cell/>
          <table:table-cell office:value-type="string">
            <text:p>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04/11/2011</text:date>, <text:time>15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tenske </meta:initial-creator>
    <meta:creation-date>2011-11-04T14:02:44</meta:creation-date>
    <dc:date>2011-11-04T15:48:41</dc:date>
    <dc:creator>satenske </dc:creator>
    <meta:editing-duration>PT01H45M59S</meta:editing-duration>
    <meta:editing-cycles>9</meta:editing-cycles>
    <meta:generator>OpenOffice.org/3.2$Linux OpenOffice.org_project/320m19$Build-9505</meta:generator>
    <meta:document-statistic meta:table-count="3" meta:cell-count="106" meta:object-count="0"/>
  </office:meta>
</office:document-meta>
</file>